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340000005E0CB43833A0CFE436.jpg" manifest:media-type="image/jpeg"/>
  <manifest:file-entry manifest:full-path="Pictures/100000000000042B0000005DE5B32F41940628B4.jpg" manifest:media-type="image/jpeg"/>
  <manifest:file-entry manifest:full-path="Pictures/100000000000042B0000005D8347456FF06882CC.jpg" manifest:media-type="image/jpeg"/>
  <manifest:file-entry manifest:full-path="Pictures/100000000000042B0000005D0BC21F8683D98DDB.jpg" manifest:media-type="image/jpeg"/>
  <manifest:file-entry manifest:full-path="Pictures/100000000000042B0000005D7F7FA8A28AAD2D03.jpg" manifest:media-type="image/jpeg"/>
  <manifest:file-entry manifest:full-path="Pictures/10000000000004340000005EA4B5CAEBC9E97058.jpg" manifest:media-type="image/jpeg"/>
  <manifest:file-entry manifest:full-path="Pictures/10000000000004340000005E3B37D152A59FAC38.jpg" manifest:media-type="image/jpeg"/>
  <manifest:file-entry manifest:full-path="Pictures/10000000000004340000005E2F39E467378FCE0C.jpg" manifest:media-type="image/jpeg"/>
  <manifest:file-entry manifest:full-path="Pictures/10000000000004340000005EB25D2DA4E4078B07.jpg" manifest:media-type="image/jpeg"/>
  <manifest:file-entry manifest:full-path="Pictures/10000000000004340000005E7A0B8017371F53D1.jpg" manifest:media-type="image/jpeg"/>
  <manifest:file-entry manifest:full-path="Pictures/10000000000004340000005EABB3074BDDE48CF2.jpg" manifest:media-type="image/jpeg"/>
  <manifest:file-entry manifest:full-path="Pictures/10000000000004340000005E3EBC8F81E93B9442.jpg" manifest:media-type="image/jpeg"/>
  <manifest:file-entry manifest:full-path="Pictures/100000000000042B0000005D9BC1AEC9809B8288.jpg" manifest:media-type="image/jpeg"/>
  <manifest:file-entry manifest:full-path="Pictures/10000000000004340000005E2557C49D57D79CF3.jpg" manifest:media-type="image/jpeg"/>
  <manifest:file-entry manifest:full-path="Pictures/10000000000004340000005ECFA5775F2B2E5301.jpg" manifest:media-type="image/jpeg"/>
  <manifest:file-entry manifest:full-path="Pictures/10000000000004340000005E10FBC45A83DEDC9A.jpg" manifest:media-type="image/jpeg"/>
  <manifest:file-entry manifest:full-path="Pictures/10000000000004340000005ED98BEAA44855ED8D.jpg" manifest:media-type="image/jpeg"/>
  <manifest:file-entry manifest:full-path="Pictures/100000000000042B0000005D54CA6BF43B51C245.jpg" manifest:media-type="image/jpeg"/>
  <manifest:file-entry manifest:full-path="Pictures/10000000000004340000005EA1999D19802CB66A.jpg" manifest:media-type="image/jpeg"/>
  <manifest:file-entry manifest:full-path="Pictures/100000000000042B0000005D5B712C9F7A67714F.jpg" manifest:media-type="image/jpeg"/>
  <manifest:file-entry manifest:full-path="Pictures/10000000000004340000005E87603D4D3960B656.jpg" manifest:media-type="image/jpe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015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9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11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pr1" style:family="presentation" style:parent-style-name="Impress1-title">
      <style:graphic-properties fo:min-height="3.625cm"/>
    </style:style>
    <style:style style:name="pr2" style:family="presentation" style:parent-style-name="Impress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" draw:text-style-name="P1" draw:layer="layout" svg:width="4.515cm" svg:height="0.962cm" svg:x="11.995cm" svg:y="16.51cm">
          <draw:text-box>
            <text:p>Bacterial_spot</text:p>
          </draw:text-box>
        </draw:frame>
        <draw:frame draw:style-name="gr2" draw:text-style-name="P2" draw:layer="layout" svg:width="27.999cm" svg:height="2.445cm" svg:x="-0.234cm" svg:y="5.633cm">
          <draw:image xlink:href="Pictures/10000000000004340000005E2F39E467378FCE0C.jpg" xlink:type="simple" xlink:show="embed" xlink:actuate="onLoad">
            <text:p/>
          </draw:image>
        </draw:frame>
        <draw:frame draw:style-name="gr2" draw:text-style-name="P2" draw:layer="layout" svg:width="27.999cm" svg:height="2.445cm" svg:x="-0.189cm" svg:y="8.961cm">
          <draw:image xlink:href="Pictures/10000000000004340000005E7A0B8017371F53D1.jpg" xlink:type="simple" xlink:show="embed" xlink:actuate="onLoad">
            <text:p/>
          </draw:image>
        </draw:frame>
        <draw:frame draw:style-name="gr2" draw:text-style-name="P2" draw:layer="layout" svg:width="27.999cm" svg:height="2.439cm" svg:x="-0.189cm" svg:y="12.464cm">
          <draw:image xlink:href="Pictures/100000000000042B0000005D7F7FA8A28AAD2D03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4" draw:text-style-name="P1" draw:layer="layout" svg:width="3.808cm" svg:height="0.962cm" svg:x="11.995cm" svg:y="16.51cm">
          <draw:text-box>
            <text:p>Early_blight</text:p>
          </draw:text-box>
        </draw:frame>
        <draw:frame draw:style-name="gr2" draw:text-style-name="P2" draw:layer="layout" svg:width="27.999cm" svg:height="2.445cm" svg:x="-0.189cm" svg:y="6.161cm">
          <draw:image xlink:href="Pictures/10000000000004340000005EA4B5CAEBC9E97058.jpg" xlink:type="simple" xlink:show="embed" xlink:actuate="onLoad">
            <text:p/>
          </draw:image>
        </draw:frame>
        <draw:frame draw:style-name="gr2" draw:text-style-name="P2" draw:layer="layout" svg:width="27.999cm" svg:height="2.445cm" svg:x="-0.089cm" svg:y="9.261cm">
          <draw:image xlink:href="Pictures/10000000000004340000005EABB3074BDDE48CF2.jpg" xlink:type="simple" xlink:show="embed" xlink:actuate="onLoad">
            <text:p/>
          </draw:image>
        </draw:frame>
        <draw:frame draw:style-name="gr2" draw:text-style-name="P2" draw:layer="layout" svg:width="27.999cm" svg:height="2.439cm" svg:x="-0.189cm" svg:y="12.564cm">
          <draw:image xlink:href="Pictures/100000000000042B0000005D8347456FF06882C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5" draw:text-style-name="P1" draw:layer="layout" svg:width="3.597cm" svg:height="0.962cm" svg:x="11.995cm" svg:y="16.51cm">
          <draw:text-box>
            <text:p>Late_blight</text:p>
          </draw:text-box>
        </draw:frame>
        <draw:frame draw:style-name="gr2" draw:text-style-name="P2" draw:layer="layout" svg:width="27.999cm" svg:height="2.445cm" svg:x="-0.089cm" svg:y="5.861cm">
          <draw:image xlink:href="Pictures/10000000000004340000005E3EBC8F81E93B9442.jpg" xlink:type="simple" xlink:show="embed" xlink:actuate="onLoad">
            <text:p/>
          </draw:image>
        </draw:frame>
        <draw:frame draw:style-name="gr2" draw:text-style-name="P2" draw:layer="layout" svg:width="27.999cm" svg:height="2.445cm" svg:x="-0.089cm" svg:y="8.961cm">
          <draw:image xlink:href="Pictures/10000000000004340000005E2557C49D57D79CF3.jpg" xlink:type="simple" xlink:show="embed" xlink:actuate="onLoad">
            <text:p/>
          </draw:image>
        </draw:frame>
        <draw:frame draw:style-name="gr2" draw:text-style-name="P2" draw:layer="layout" svg:width="27.999cm" svg:height="2.439cm" svg:x="-0.089cm" svg:y="12.264cm">
          <draw:image xlink:href="Pictures/100000000000042B0000005D9BC1AEC9809B8288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6" draw:text-style-name="P1" draw:layer="layout" svg:width="3.457cm" svg:height="0.962cm" svg:x="11.995cm" svg:y="16.51cm">
          <draw:text-box>
            <text:p>Leaf_Mold</text:p>
          </draw:text-box>
        </draw:frame>
        <draw:frame draw:style-name="gr2" draw:text-style-name="P2" draw:layer="layout" svg:width="27.999cm" svg:height="2.445cm" svg:x="-0.089cm" svg:y="6.161cm">
          <draw:image xlink:href="Pictures/10000000000004340000005E10FBC45A83DEDC9A.jpg" xlink:type="simple" xlink:show="embed" xlink:actuate="onLoad">
            <text:p/>
          </draw:image>
        </draw:frame>
        <draw:frame draw:style-name="gr2" draw:text-style-name="P2" draw:layer="layout" svg:width="27.999cm" svg:height="2.445cm" svg:x="-0.089cm" svg:y="9.161cm">
          <draw:image xlink:href="Pictures/10000000000004340000005E3B37D152A59FAC38.jpg" xlink:type="simple" xlink:show="embed" xlink:actuate="onLoad">
            <text:p/>
          </draw:image>
        </draw:frame>
        <draw:frame draw:style-name="gr2" draw:text-style-name="P2" draw:layer="layout" svg:width="27.999cm" svg:height="2.439cm" svg:x="-0.089cm" svg:y="12.164cm">
          <draw:image xlink:href="Pictures/100000000000042B0000005D54CA6BF43B51C245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7" draw:text-style-name="P1" draw:layer="layout" svg:width="5.781cm" svg:height="0.962cm" svg:x="11.176cm" svg:y="16.564cm">
          <draw:text-box>
            <text:p>Septoria_leaf_spot</text:p>
          </draw:text-box>
        </draw:frame>
        <draw:frame draw:style-name="gr8" draw:text-style-name="P4" draw:layer="layout" svg:width="27.999cm" svg:height="2.445cm" svg:x="0.001cm" svg:y="5.842cm">
          <draw:image xlink:href="Pictures/10000000000004340000005ED98BEAA44855ED8D.jpg" xlink:type="simple" xlink:show="embed" xlink:actuate="onLoad">
            <text:p/>
          </draw:image>
        </draw:frame>
        <draw:frame draw:style-name="gr8" draw:text-style-name="P4" draw:layer="layout" svg:width="27.999cm" svg:height="2.445cm" svg:x="0.001cm" svg:y="8.985cm">
          <draw:image xlink:href="Pictures/10000000000004340000005E87603D4D3960B656.jpg" xlink:type="simple" xlink:show="embed" xlink:actuate="onLoad">
            <text:p/>
          </draw:image>
        </draw:frame>
        <draw:frame draw:style-name="gr8" draw:text-style-name="P4" draw:layer="layout" svg:width="27.999cm" svg:height="2.439cm" svg:x="0.001cm" svg:y="12.039cm">
          <draw:image xlink:href="Pictures/100000000000042B0000005D0BC21F8683D98DDB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9" draw:text-style-name="P1" draw:layer="layout" svg:width="9.612cm" svg:height="0.962cm" svg:x="9.652cm" svg:y="16.564cm">
          <draw:text-box>
            <text:p>Tomato_Yellow_Leaf_Curl_Virus</text:p>
          </draw:text-box>
        </draw:frame>
        <draw:frame draw:style-name="gr8" draw:text-style-name="P4" draw:layer="layout" svg:width="27.999cm" svg:height="2.445cm" svg:x="0.001cm" svg:y="5.683cm">
          <draw:image xlink:href="Pictures/10000000000004340000005EA1999D19802CB66A.jpg" xlink:type="simple" xlink:show="embed" xlink:actuate="onLoad">
            <text:p/>
          </draw:image>
        </draw:frame>
        <draw:frame draw:style-name="gr8" draw:text-style-name="P4" draw:layer="layout" svg:width="27.999cm" svg:height="2.445cm" svg:x="0cm" svg:y="8.89cm">
          <draw:image xlink:href="Pictures/10000000000004340000005ECFA5775F2B2E5301.jpg" xlink:type="simple" xlink:show="embed" xlink:actuate="onLoad">
            <text:p/>
          </draw:image>
        </draw:frame>
        <draw:frame draw:style-name="gr8" draw:text-style-name="P4" draw:layer="layout" svg:width="27.999cm" svg:height="2.439cm" svg:x="0.001cm" svg:y="11.785cm">
          <draw:image xlink:href="Pictures/100000000000042B0000005DE5B32F41940628B4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frame presentation:style-name="pr1" draw:layer="layout" svg:width="24.599cm" svg:height="3.625cm" svg:x="2cm" svg:y="0.777cm" presentation:class="title" presentation:user-transformed="true">
          <draw:text-box>
            <text:p>segmented_train<text:line-break/>segmented_test</text:p>
          </draw:text-box>
        </draw:frame>
        <draw:frame draw:style-name="gr10" draw:text-style-name="P1" draw:layer="layout" svg:width="2.648cm" svg:height="0.962cm" svg:x="12.846cm" svg:y="16.818cm">
          <draw:text-box>
            <text:p>Healthy</text:p>
          </draw:text-box>
        </draw:frame>
        <draw:frame draw:style-name="gr8" draw:text-style-name="P4" draw:layer="layout" svg:width="27.999cm" svg:height="2.445cm" svg:x="0cm" svg:y="5.588cm">
          <draw:image xlink:href="Pictures/10000000000004340000005E0CB43833A0CFE436.jpg" xlink:type="simple" xlink:show="embed" xlink:actuate="onLoad">
            <text:p/>
          </draw:image>
        </draw:frame>
        <draw:frame draw:style-name="gr8" draw:text-style-name="P4" draw:layer="layout" svg:width="27.999cm" svg:height="2.445cm" svg:x="0cm" svg:y="8.731cm">
          <draw:image xlink:href="Pictures/10000000000004340000005EB25D2DA4E4078B07.jpg" xlink:type="simple" xlink:show="embed" xlink:actuate="onLoad">
            <text:p/>
          </draw:image>
        </draw:frame>
        <draw:frame draw:style-name="gr8" draw:text-style-name="P4" draw:layer="layout" svg:width="27.999cm" svg:height="2.439cm" svg:x="0.001cm" svg:y="12.192cm">
          <draw:image xlink:href="Pictures/100000000000042B0000005D5B712C9F7A67714F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7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2T15:00:08.377548308</meta:creation-date>
    <meta:editing-duration>PT1H34M44S</meta:editing-duration>
    <meta:editing-cycles>13</meta:editing-cycles>
    <meta:generator>LibreOffice/6.0.3.2$Linux_X86_64 LibreOffice_project/00m0$Build-2</meta:generator>
    <dc:date>2018-05-22T18:10:20.084774557</dc:date>
    <meta:document-statistic meta:object-count="83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